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</office:automatic-styles>
  <office:body>
    <office:text text:use-soft-page-breaks="true">
      <text:h text:style-name="P1" text:outline-level="1">Bachelor Project Spring 2025</text:h>
      <text:p text:style-name="Normal">Team Members:</text:p>
      <text:list text:style-name="LFO1" text:continue-numbering="true">
        <text:list-item>
          <text:p text:style-name="P2">Andreas Manalo Bergli,<text:s/><text:a xlink:href="mailto:anbe082@student.kristiania.no?subject=Regarding%20Bachelor%20Assignment&amp;body=Hi%20bachelor%20students." office:target-frame-name="_top" xlink:show="replace"><text:span text:style-name="Hyperlink">email</text:span></text:a></text:p>
        </text:list-item>
        <text:list-item>
          <text:p text:style-name="P3">Davyd Lebedovskyi, email</text:p>
        </text:list-item>
        <text:list-item>
          <text:p text:style-name="P4">Somjate Srirabai, email</text:p>
        </text:list-item>
        <text:list-item>
          <text:p text:style-name="P5">Victor Hugo Figueroa, email</text:p>
        </text:list-item>
      </text:list>
      <text:p text:style-name="Normal"/>
      <text:h text:style-name="Heading2" text:outline-level="2">Info to potential Companies:</text:h>
      <text:p text:style-name="Normal">Our team is looking for a company to collaborate with for our bachelor project. We are interested in working with data analysis, machine learning, and software development. If you have a project that you think would be a good fit for us, please contact us.</text:p>
      <text:p text:style-name="Normal">Our team is available to work on a project from January to May 2025. We are looking forward to hearing from you!</text:p>
      <text:p text:style-name="Normal"/>
      <text:p text:style-name="Normal"><text:a xlink:href="https://www.kristiania.no/arbeidsliv/bachelorprosjekt/" office:target-frame-name="_top" xlink:show="replace"><text:span text:style-name="Hyperlink">Kristiania Info Page</text:span></text:a></text:p>
      <text:p text:style-name="Normal"><text:a xlink:href="https://github.com/ABergli/BachelorFiles/blob/main/Informasjon%20til%20potensielle%20oppdragsgivere%20Bachelorprosjekt%202025%20.pdf" office:target-frame-name="_top" xlink:show="replace"><text:span text:style-name="Hyperlink">General Info from Kristiania</text:span></text:a></text:p>
      <text:p text:style-name="Normal"/>
      <text:h text:style-name="Heading2" text:outline-level="2">Previous Courses/Skills:</text:h>
      <text:p text:style-name="Normal">Spring 2025</text:p>
      <text:p text:style-name="Normal"><text:a xlink:href="https://www.kristiania.no/en/syllabus/school-of-economics-innovation-and-technology/first-cycle-degree/bao302" office:target-frame-name="_top" xlink:show="replace"><text:span text:style-name="Hyperlink">Bachelor Thesis</text:span></text:a></text:p>
      <text:p text:style-name="Normal"/>
      <text:h text:style-name="Heading3" text:outline-level="3">Fall 2024</text:h>
      <text:p text:style-name="Normal"><text:a xlink:href="https://www.kristiania.no/en/syllabus/school-of-economics-innovation-and-technology/first-cycle-degree/pgr207" office:target-frame-name="_top" xlink:show="replace"><text:span text:style-name="Hyperlink">Deep Learning</text:span></text:a></text:p>
      <text:p text:style-name="Normal">(Convolutional Neural Networks, Recurrent Neural Networks)</text:p>
      <text:p text:style-name="Normal"><text:a xlink:href="https://www.kristiania.no/en/syllabus/school-of-economics-innovation-and-technology/first-cycle-degree/pgr304" office:target-frame-name="_top" xlink:show="replace"><text:span text:style-name="Hyperlink">Predictive Analytics</text:span></text:a></text:p>
      <text:p text:style-name="Normal">(Regression, Classification, Time Series Analysis)</text:p>
      <text:p text:style-name="Normal"><text:a xlink:href="https://www.kristiania.no/en/syllabus/school-of-economics-innovation-and-technology/first-cycle-degree/pgr306" office:target-frame-name="_top" xlink:show="replace"><text:span text:style-name="Hyperlink">Research Methods</text:span></text:a></text:p>
      <text:p text:style-name="Normal">(Qualitative and Quantitative Research, Data Collection)</text:p>
      <text:p text:style-name="Normal"><text:a xlink:href="https://www.kristiania.no/en/syllabus/school-of-economics-innovation-and-technology/first-cycle-degree/pg3302" office:target-frame-name="_top" xlink:show="replace"><text:span text:style-name="Hyperlink">Software Design</text:span></text:a></text:p>
      <text:p text:style-name="Normal">(Design Patterns, UML Diagrams)<text:line-break/><text:line-break/></text:p>
      <text:h text:style-name="Heading3" text:outline-level="3">Spring 2024</text:h>
      <text:p text:style-name="Normal"><text:a xlink:href="https://www.kristiania.no/en/syllabus/school-of-economics-innovation-and-technology/first-cycle-degree/bu5300/it---project-management?year=2024&amp;period=Spring" office:target-frame-name="_top" xlink:show="replace"><text:span text:style-name="Hyperlink">IT - Project Management</text:span></text:a></text:p>
      <text:p text:style-name="Normal">(Risk Management, Project Lifecycle, Agile, Scrum)</text:p>
      <text:p text:style-name="Normal"><text:a xlink:href="https://www.kristiania.no/en/syllabus/school-of-economics-innovation-and-technology/first-cycle-degree/kws2100/map-based-web-systems?year=2024&amp;period=Spring" office:target-frame-name="_top" xlink:show="replace"><text:span text:style-name="Hyperlink">Map-based web systems</text:span></text:a></text:p>
      <text:p text:style-name="Normal">(Geographical Information Systems, Web Mapping, Node.js, OpenStreetMap)</text:p>
      <text:p text:style-name="Normal"><text:a xlink:href="https://www.kristiania.no/en/syllabus/school-of-economics-innovation-and-technology/first-cycle-degree/aasn1104/new-venture-creation-and-business-planning?year=2024&amp;period=Spring" office:target-frame-name="_top" xlink:show="replace"><text:span text:style-name="Hyperlink">New Venture Creation and Business Planning</text:span></text:a></text:p>
      <text:p text:style-name="Normal">(Entrepreneurship, Business Model Canvas, Startup Financing, Market Analysis)<text:line-break/><text:line-break/></text:p>
      <text:h text:style-name="Heading3" text:outline-level="3">Fall 2023</text:h>
      <text:p text:style-name="Normal"><text:a xlink:href="https://www.kristiania.no/en/syllabus/school-of-economics-innovation-and-technology/first-cycle-degree/pgr211/advanced-programming-for-data-science?year=2023&amp;period=Fall" office:target-frame-name="_top" xlink:show="replace"><text:span text:style-name="Hyperlink">Advanced Programming for Data Science</text:span></text:a></text:p>
      <text:p text:style-name="Normal">(Python, AWS Server, Blog project)</text:p>
      <text:p text:style-name="Normal"><text:a xlink:href="https://www.kristiania.no/en/syllabus/school-of-economics-innovation-and-technology/first-cycle-degree/pgr206/data-structures-and-algorithms?year=2023&amp;period=Fall" office:target-frame-name="_top" xlink:show="replace"><text:span text:style-name="Hyperlink">Data Structures and Algorithms</text:span></text:a></text:p>
      <text:p text:style-name="Normal">(Linked Lists, Trees, Graph Algorithms)</text:p>
      <text:p text:style-name="Normal"><text:a xlink:href="https://www.kristiania.no/en/syllabus/school-of-economics-innovation-and-technology/first-cycle-degree/pgr210/machine-learning-and-natural-language-processing?year=2023&amp;period=Fall" office:target-frame-name="_top" xlink:show="replace"><text:span text:style-name="Hyperlink">Machine Learning and Natural Language Processing</text:span></text:a></text:p>
      <text:p text:style-name="Normal">(Text Classification, Sentiment Analysis, NLP, ML)<text:line-break/><text:line-break/></text:p>
      <text:h text:style-name="Heading3" text:outline-level="3">Spring 2023</text:h>
      <text:p text:style-name="Normal"><text:a xlink:href="https://www.kristiania.no/en/syllabus/school-of-economics-innovation-and-technology/first-cycle-degree/pgr108/big-data-and-cloud-computing?year=2023&amp;period=Spring" office:target-frame-name="_top" xlink:show="replace"><text:span text:style-name="Hyperlink">Big Data and Cloud Computing</text:span></text:a></text:p>
      <text:p text:style-name="Normal">(Cloud Servers, AWS, Azure, linux )</text:p>
      <text:p text:style-name="Normal"><text:a xlink:href="https://www.kristiania.no/en/syllabus/school-of-economics-innovation-and-technology/first-cycle-degree/pgr114/information-security?year=2023&amp;period=Spring" office:target-frame-name="_top" xlink:show="replace"><text:span text:style-name="Hyperlink">Information Security</text:span></text:a></text:p>
      <text:soft-page-break/>
      <text:p text:style-name="Normal">(Encryption, Risk Analysis, Security Measures, Awareness )</text:p>
      <text:p text:style-name="Normal"><text:a xlink:href="https://www.kristiania.no/en/syllabus/school-of-economics-innovation-and-technology/first-cycle-degree/pgr109/probability-and-statistics?year=2023&amp;period=Spring" office:target-frame-name="_top" xlink:show="replace"><text:span text:style-name="Hyperlink">Probability and Statistics</text:span></text:a></text:p>
      <text:p text:style-name="Normal">(Bayesian Inference, Hypothesis Testing)</text:p>
      <text:p text:style-name="Normal"><text:a xlink:href="https://www.kristiania.no/en/syllabus/school-of-economics-innovation-and-technology/first-cycle-degree/pgr110/visual-analytics?year=2023&amp;period=Spring" office:target-frame-name="_top" xlink:show="replace"><text:span text:style-name="Hyperlink">Visual Analytics</text:span></text:a></text:p>
      <text:p text:style-name="Normal">(Data Visualization, Dashboards, Tableau)<text:line-break/><text:line-break/></text:p>
      <text:h text:style-name="Heading3" text:outline-level="3">Fall 2022</text:h>
      <text:p text:style-name="Normal"><text:a xlink:href="https://www.kristiania.no/en/syllabus/school-of-economics-innovation-and-technology/first-cycle-degree/pgr105/data-ethics-and-regulations?year=2022&amp;period=Fall" office:target-frame-name="_top" xlink:show="replace"><text:span text:style-name="Hyperlink">Data Ethics and Regulations</text:span></text:a></text:p>
      <text:p text:style-name="Normal">(GDPR, Data Privacy)</text:p>
      <text:p text:style-name="Normal"><text:a xlink:href="https://www.kristiania.no/en/syllabus/school-of-economics-innovation-and-technology/first-cycle-degree/pgr111/databases?year=2022&amp;period=Fall" office:target-frame-name="_top" xlink:show="replace"><text:span text:style-name="Hyperlink">Databases</text:span></text:a></text:p>
      <text:p text:style-name="Normal">(mySQL, SQL)</text:p>
      <text:p text:style-name="Normal"><text:a xlink:href="https://www.kristiania.no/en/syllabus/school-of-economics-innovation-and-technology/first-cycle-degree/pgr106/linear-algebra?year=2022&amp;period=Fall" office:target-frame-name="_top" xlink:show="replace"><text:span text:style-name="Hyperlink">Linear Algebra</text:span></text:a></text:p>
      <text:p text:style-name="Normal">(Vectors, Matrices)</text:p>
      <text:p text:style-name="Normal"><text:a xlink:href="https://www.kristiania.no/en/syllabus/school-of-economics-innovation-and-technology/first-cycle-degree/pgr107/python-programming?year=2022&amp;period=Fall" office:target-frame-name="_top" xlink:show="replace"><text:span text:style-name="Hyperlink">Python Programming</text:span></text:a></text:p>
      <text:p text:style-name="Normal">(Pandas, NumPy, Data Structures, Data Manipulation, Data Visualization)</text:p>
      <text:p text:style-name="Normal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s Bergli</meta:initial-creator>
    <dc:creator>Andreas Bergli</dc:creator>
    <meta:creation-date>2024-10-03T10:10:00Z</meta:creation-date>
    <dc:date>2024-10-03T10:12:00Z</dc:date>
    <meta:template xlink:href="Normal" xlink:type="simple"/>
    <meta:editing-cycles>1</meta:editing-cycles>
    <meta:editing-duration>PT120S</meta:editing-duration>
    <meta:document-statistic meta:page-count="3" meta:paragraph-count="10" meta:word-count="807" meta:character-count="5397" meta:row-count="38" meta:non-whitespace-character-count="4600"/>
  </office:meta>
</office:document-meta>
</file>